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4d0b2" officeooo:paragraph-rsid="0014d0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E SCHEMA INDUSTRIA;</text:p>
      <text:p text:style-name="P1"/>
      <text:p text:style-name="P1">CREATE TABLE IF NOT EXISTS INDUSTRIA.DEPARTAMENTO(</text:p>
      <text:p text:style-name="P1"><text:s text:c="2"/>CODIGO VARCHAR(2) NOT NULL PRIMARY KEY,</text:p>
      <text:p text:style-name="P1"><text:s text:c="2"/>NOME_DEPARTAMENTO VARCHAR(30) NOT NULL);</text:p>
      <text:p text:style-name="P1"/>
      <text:p text:style-name="P1">CREATE TABLE IF NOT EXISTS INDUSTRIA.FUNCIONARIO(</text:p>
      <text:p text:style-name="P1"><text:s text:c="2"/>CPF VARCHAR(14) NOT NULL PRIMARY KEY,</text:p>
      <text:p text:style-name="P1"><text:s text:c="2"/>COD_DEPARTAMENTO VARCHAR(2) NOT NULL,</text:p>
      <text:p text:style-name="P1"><text:s text:c="2"/>COD_CARGO VARCHAR(2) NOT NULL,</text:p>
      <text:p text:style-name="P1"><text:s text:c="2"/>NOME VARCHAR(30) NOT NULL);</text:p>
      <text:p text:style-name="P1"><text:s text:c="2"/></text:p>
      <text:p text:style-name="P1">CREATE TABLE IF NOT EXISTS INDUSTRIA.CARGOS(</text:p>
      <text:p text:style-name="P1"><text:s text:c="2"/>CODIGO VARCHAR(2) NOT NULL PRIMARY KEY,</text:p>
      <text:p text:style-name="P1"><text:s text:c="2"/>NOME_CARGO VARCHAR(30) NOT NULL,</text:p>
      <text:p text:style-name="P1"><text:s text:c="2"/>SALARIO FLOAT NOT NULL);</text:p>
      <text:p text:style-name="P1"><text:s text:c="2"/></text:p>
      <text:p text:style-name="P1">CREATE TABLE IF NOT EXISTS INDUSTRIA.COMPRAS(</text:p>
      <text:p text:style-name="P1"><text:s text:c="2"/>CODIGO_COMPRA VARCHAR(10) NOT NULL PRIMARY KEY,</text:p>
      <text:p text:style-name="P1"><text:s text:c="2"/>COD_DEPT VARCHAR(2) NOT NULL,</text:p>
      <text:p text:style-name="P1"><text:s text:c="2"/>CODIGO_INSUMO VARCHAR(10) NOT NULL,</text:p>
      <text:p text:style-name="P1"><text:s text:c="2"/>VALOR_TOTAL FLOAT NOT NULL);</text:p>
      <text:p text:style-name="P1"><text:s text:c="2"/></text:p>
      <text:p text:style-name="P1">CREATE TABLE IF NOT EXISTS INDUSTRIA.COMPRA_INSUMO(</text:p>
      <text:p text:style-name="P1"><text:s text:c="2"/>QUANTIDADE INTEGER NOT NULL,</text:p>
      <text:p text:style-name="P1"><text:s text:c="2"/>COD_COMPRA VARCHAR(10) NOT NULL,</text:p>
      <text:p text:style-name="P1"><text:s text:c="2"/>COD_INSUMO VARCHAR(10) NOT NULL);</text:p>
      <text:p text:style-name="P1"><text:s text:c="2"/></text:p>
      <text:p text:style-name="P1">CREATE TABLE IF NOT EXISTS INDUSTRIA.INSUMOS(</text:p>
      <text:p text:style-name="P1"><text:s text:c="2"/>CODIGO VARCHAR(10) NOT NULL PRIMARY KEY,</text:p>
      <text:p text:style-name="P1"><text:s text:c="2"/>COD_ESTOQUE VARCHAR(10) NOT NULL,</text:p>
      <text:p text:style-name="P1"><text:s text:c="2"/>CNPJ_FORNECEDOR VARCHAR(18) NOT NULL,</text:p>
      <text:p text:style-name="P1"><text:s text:c="2"/>PRECO_UNITARIO FLOAT NOT NULL);</text:p>
      <text:p text:style-name="P1"><text:s text:c="2"/></text:p>
      <text:p text:style-name="P1">CREATE TABLE IF NOT EXISTS INDUSTRIA.FORNECEDORES(</text:p>
      <text:p text:style-name="P1"><text:s text:c="2"/>CNPJ VARCHAR(18) NOT NULL PRIMARY KEY,</text:p>
      <text:p text:style-name="P1"><text:s text:c="2"/>NOME VARCHAR(30) NOT NULL,</text:p>
      <text:p text:style-name="P1"><text:s text:c="2"/>TELEFONE VARCHAR(9) NOT NULL,</text:p>
      <text:p text:style-name="P1"><text:s text:c="2"/>CIDADE VARCHAR(30) NOT NULL,</text:p>
      <text:p text:style-name="P1"><text:s text:c="2"/>RUA VARCHAR(30) NOT NULL,</text:p>
      <text:p text:style-name="P1"><text:s text:c="2"/>QUADRA VARCHAR(4));</text:p>
      <text:p text:style-name="P1"><text:s text:c="2"/></text:p>
      <text:p text:style-name="P1">CREATE TABLE IF NOT EXISTS INDUSTRIA.ESTOQUE(</text:p>
      <text:p text:style-name="P1"><text:s text:c="2"/>CODIGO VARCHAR(10) NOT NULL,</text:p>
      <text:p text:style-name="P1"><text:s text:c="2"/>COD_INSUMO VARCHAR(10),</text:p>
      <text:p text:style-name="P1"><text:s text:c="2"/>COD_PRODUTO VARCHAR(10),</text:p>
      <text:p text:style-name="P1"><text:s text:c="2"/>CONSTRAINT pk_CECICP PRIMARY KEY(CODIGO,COD_INSUMO,COD_PRODUTO));</text:p>
      <text:p text:style-name="P1"><text:s text:c="2"/></text:p>
      <text:p text:style-name="P1"><text:s text:c="2"/></text:p>
      <text:p text:style-name="P1"><text:s text:c="2"/></text:p>
      <text:p text:style-name="P1">CREATE TABLE IF NOT EXISTS INDUSTRIA.PRODUTOS(</text:p>
      <text:p text:style-name="P1"><text:s text:c="2"/>CODIGO VARCHAR(10) NOT NULL PRIMARY KEY,</text:p>
      <text:p text:style-name="P1"><text:soft-page-break/><text:s text:c="2"/>COD_ESTOQUE VARCHAR(10) NOT NULL,</text:p>
      <text:p text:style-name="P1"><text:s text:c="2"/>NOME VARCHAR(30) NOT NULL,</text:p>
      <text:p text:style-name="P1"><text:s text:c="2"/>PRECO_UNITARIO FLOAT NOT NULL);</text:p>
      <text:p text:style-name="P1"><text:s text:c="2"/></text:p>
      <text:p text:style-name="P1">CREATE TABLE IF NOT EXISTS INDUSTRIA.VENDAS(</text:p>
      <text:p text:style-name="P1"><text:s text:c="2"/>CODIGO VARCHAR(10) NOT NULL PRIMARY KEY,</text:p>
      <text:p text:style-name="P1"><text:s text:c="2"/>COD_DEPT VARCHAR(2) NOT NULL,</text:p>
      <text:p text:style-name="P1"><text:s text:c="2"/>NOME_PRODUTO VARCHAR(30) NOT NULL,</text:p>
      <text:p text:style-name="P1"><text:s text:c="2"/>VALOR_TOTAL FLOAT NOT NULL);</text:p>
      <text:p text:style-name="P1"><text:s text:c="2"/></text:p>
      <text:p text:style-name="P1">CREATE TABLE IF NOT EXISTS INDUSTRIA.VENDA_PRODUTOS(</text:p>
      <text:p text:style-name="P1"><text:s text:c="2"/>COD_VENDA VARCHAR(10) NOT NULL,</text:p>
      <text:p text:style-name="P1"><text:s text:c="2"/>QUANTIDADE INTEGER NOT NULL,</text:p>
      <text:p text:style-name="P1"><text:s text:c="2"/>COD_PRODUTO VARCHAR(10) NOT NULL);</text:p>
      <text:p text:style-name="P1"><text:s text:c="2"/></text:p>
      <text:p text:style-name="P1">CREATE TABLE IF NOT EXISTS INDUSTRIA.CLIENTES(</text:p>
      <text:p text:style-name="P1"><text:s text:c="2"/>CNPJ VARCHAR(18) NOT NULL PRIMARY KEY,</text:p>
      <text:p text:style-name="P1"><text:s text:c="2"/>NOME VARCHAR(30) NOT NULL,</text:p>
      <text:p text:style-name="P1"><text:s text:c="2"/>TELEFONE VARCHAR(9) NOT NULL,</text:p>
      <text:p text:style-name="P1"><text:s text:c="2"/>CIDADE VARCHAR(30) NOT NULL,</text:p>
      <text:p text:style-name="P1"><text:s text:c="2"/>RUA VARCHAR(30) NOT NULL,</text:p>
      <text:p text:style-name="P1"><text:s text:c="2"/>QUADRA VARCHAR(4));</text:p>
      <text:p text:style-name="P1"><text:s text:c="2"/></text:p>
      <text:p text:style-name="P1">CREATE TABLE IF NOT EXISTS INDUSTRIA.CLIENTE_PRODUTO(</text:p>
      <text:p text:style-name="P1"><text:s text:c="2"/>CNPJ_CLIENTE VARCHAR(18) NOT NULL,</text:p>
      <text:p text:style-name="P1"><text:s text:c="2"/>COD_PRODUTO VARCHAR(10) NOT NULL,</text:p>
      <text:p text:style-name="P1"><text:s text:c="2"/>QUANTIDADE INTEGER NOT NULL);</text:p>
      <text:p text:style-name="P1"><text:s text:c="2"/></text:p>
      <text:p text:style-name="P1"><text:s text:c="2"/></text:p>
      <text:p text:style-name="P1">ALTER TABLE INDUSTRIA.FUNCIONARIO</text:p>
      <text:p text:style-name="P1">ADD CONSTRAINT COD_DEP FOREIGN KEY (COD_DEPARTAMENTO) REFERENCES INDUSTRIA.DEPARTAMENTO(CODIGO);</text:p>
      <text:p text:style-name="P1"/>
      <text:p text:style-name="P1">ALTER TABLE INDUSTRIA.FUNCIONARIO</text:p>
      <text:p text:style-name="P1">ADD CONSTRAINT CARGO_CODIGO FOREIGN KEY (COD_CARGO) REFERENCES INDUSTRIA.CARGOS(CODIGO);</text:p>
      <text:p text:style-name="P1"/>
      <text:p text:style-name="P1">ALTER TABLE INDUSTRIA.COMPRAS</text:p>
      <text:p text:style-name="P1">ADD CONSTRAINT COD_DEP2 FOREIGN KEY (COD_DEPT) REFERENCES INDUSTRIA.DEPARTAMENTO(CODIGO);</text:p>
      <text:p text:style-name="P1"/>
      <text:p text:style-name="P1">ALTER TABLE INDUSTRIA.COMPRA_INSUMO</text:p>
      <text:p text:style-name="P1">ADD CONSTRAINT COD_COM FOREIGN KEY (COD_COMPRA) REFERENCES INDUSTRIA.COMPRAS(CODIGO_COMPRA);</text:p>
      <text:p text:style-name="P1"/>
      <text:p text:style-name="P1">ALTER TABLE INDUSTRIA.COMPRA_INSUMO</text:p>
      <text:p text:style-name="P1">ADD CONSTRAINT COD_INS FOREIGN KEY (COD_INSUMO) REFERENCES INDUSTRIA.INSUMOS(CODIGO);</text:p>
      <text:p text:style-name="P1"/>
      <text:p text:style-name="P1">ALTER TABLE INDUSTRIA.INSUMOS</text:p>
      <text:p text:style-name="P1">ADD CONSTRAINT CNPJ_FORN FOREIGN KEY (CNPJ_FORNECEDOR) REFERENCES INDUSTRIA.FORNECEDORES(CNPJ);</text:p>
      <text:p text:style-name="P1"><text:soft-page-break/></text:p>
      <text:p text:style-name="P1">ALTER TABLE INDUSTRIA.VENDAS</text:p>
      <text:p text:style-name="P1">ADD CONSTRAINT COD_DEP3 FOREIGN KEY (COD_DEPT) REFERENCES INDUSTRIA.DEPARTAMENTO(CODIGO);</text:p>
      <text:p text:style-name="P1"/>
      <text:p text:style-name="P1">ALTER TABLE INDUSTRIA.VENDA_PRODUTOS</text:p>
      <text:p text:style-name="P1">ADD CONSTRAINT COD_VEN FOREIGN KEY (COD_VENDA) REFERENCES INDUSTRIA.VENDAS(CODIGO);</text:p>
      <text:p text:style-name="P1"/>
      <text:p text:style-name="P1">ALTER TABLE INDUSTRIA.VENDA_PRODUTOS</text:p>
      <text:p text:style-name="P1">ADD CONSTRAINT COD_PROD FOREIGN KEY (COD_PRODUTO) REFERENCES INDUSTRIA.PRODUTOS(CODIGO);</text:p>
      <text:p text:style-name="P1"/>
      <text:p text:style-name="P1">ALTER TABLE INDUSTRIA.CLIENTE_PRODUTO</text:p>
      <text:p text:style-name="P1">ADD CONSTRAINT CNPJ_CLI FOREIGN KEY (CNPJ_CLIENTE) REFERENCES INDUSTRIA.CLIENTES(CNPJ);</text:p>
      <text:p text:style-name="P1"/>
      <text:p text:style-name="P1">ALTER TABLE INDUSTRIA.CLIENTE_PRODUTO</text:p>
      <text:p text:style-name="P1">ADD CONSTRAINT COD_PROD2 FOREIGN KEY (COD_PRODUTO) REFERENCES INDUSTRIA.PRODUTOS(CODIGO);</text:p>
      <text:p text:style-name="P1"/>
      <text:p text:style-name="P1">ALTER TABLE INDUSTRIA.ESTOQUE</text:p>
      <text:p text:style-name="P1">ADD CONSTRAINT COD_INS2 FOREIGN KEY (COD_INSUMO) REFERENCES INDUSTRIA.INSUMOS(CODIGO);</text:p>
      <text:p text:style-name="P1"/>
      <text:p text:style-name="P1">ALTER TABLE INDUSTRIA.ESTOQUE</text:p>
      <text:p text:style-name="P1">ADD CONSTRAINT COD_PROD3 FOREIGN KEY (COD_PRODUTO) REFERENCES INDUSTRIA.PRODUTOS(CODIGO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00:18:57.913000000</meta:creation-date>
    <dc:date>2018-11-23T10:47:39.937000000</dc:date>
    <meta:editing-duration>PT1H28M28S</meta:editing-duration>
    <meta:editing-cycles>6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105" meta:word-count="434" meta:character-count="3954" meta:non-whitespace-character-count="3480"/>
  </office:meta>
</office:document-meta>
</file>